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04000000CB24525A87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1f667d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27451a"/>
    </style:style>
    <style:style style:name="P6" style:family="paragraph" style:parent-style-name="Standard">
      <style:paragraph-properties fo:text-align="start" style:justify-single-word="false"/>
      <style:text-properties officeooo:paragraph-rsid="0027451a"/>
    </style:style>
    <style:style style:name="P7" style:family="paragraph" style:parent-style-name="Standard">
      <style:paragraph-properties fo:text-align="center" style:justify-single-word="false"/>
      <style:text-properties officeooo:paragraph-rsid="0027451a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2bf23c" officeooo:paragraph-rsid="0027451a"/>
    </style:style>
    <style:style style:name="P9" style:family="paragraph" style:parent-style-name="Standard">
      <style:paragraph-properties fo:text-align="start" style:justify-single-word="false"/>
      <style:text-properties officeooo:rsid="002bf23c" officeooo:paragraph-rsid="0027451a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31cb39" officeooo:paragraph-rsid="0027451a"/>
    </style:style>
    <style:style style:name="P11" style:family="paragraph" style:parent-style-name="Standard">
      <style:paragraph-properties fo:text-align="start" style:justify-single-word="false"/>
      <style:text-properties officeooo:rsid="0031cb39" officeooo:paragraph-rsid="0027451a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e4c30"/>
    </style:style>
    <style:style style:name="T4" style:family="text">
      <style:text-properties style:text-position="super 58%" officeooo:rsid="0028b65e"/>
    </style:style>
    <style:style style:name="T5" style:family="text">
      <style:text-properties officeooo:rsid="00232977"/>
    </style:style>
    <style:style style:name="T6" style:family="text">
      <style:text-properties officeooo:rsid="002e4c30"/>
    </style:style>
    <style:style style:name="T7" style:family="text">
      <style:text-properties style:font-name="Standard Symbols L" officeooo:rsid="002e4c30"/>
    </style:style>
    <style:style style:name="T8" style:family="text">
      <style:text-properties officeooo:rsid="0028b65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ssignment <text:variable-set text:name="Assignment" office:value-type="float" office:value="7" style:data-style-name="N0">7</text:variable-set>: Rotational Motion II</text:p>
      <text:p text:style-name="P7"/>
      <text:list xml:id="list8176871215927172428" text:style-name="L2">
        <text:list-item>
          <text:p text:style-name="P10">A bicycle is placed upside down during a <text:span text:style-name="T8">maintenance</text:span> check. <text:s/>The front wheel (m=1.3 kg) is allowed to spin at a rate of 4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72246927938813" text:continue-numbering="true" text:style-name="L2">
        <text:list-item>
          <text:p text:style-name="P8"><text:s/><text:span text:style-name="T6">A 15 m long hose is initially spooled around a reel that is initially at rest. <text:s/>The moment of inertia of the reel is 0.44 kg m</text:span><text:span text:style-name="T3">2</text:span><text:span text:style-name="T6">. <text:s/>Its radius is 0.16 m. <text:s/>When the reel is turning, a frictional torque of magnitude 3.4 m</text:span><text:span text:style-name="T7">´</text:span><text:span text:style-name="T6">N acts on the wheel. <text:s/>If the hose is pulled so that the tension in the hose is a constant 25N, how long does it take to unwind the hose from the reel?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72248323140700" text:continue-numbering="true" text:style-name="L2">
        <text:list-item>
          <text:p text:style-name="P8">A 75 kg man stands on a 5 meter long platform suspended by one cable at each end. <text:s/>He is 2 meters from the left side. <text:s/>The mass of the platform is 10 kg. <text:s/>The cable on the right side of the platform breaks. <text:s/></text:p>
          <text:list>
            <text:list-item>
              <text:p text:style-name="P8">Calculate the angular acceleration of the platform. <text:s/>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list xml:id="list72247423333675" text:continue-numbering="true" text:style-name="L2">
        <text:list-item>
          <text:list>
            <text:list-item>
              <text:p text:style-name="P8">If the man can catch the platform when it has rotated 45 degrees, what is the time he has to react?</text:p>
            </text:list-item>
          </text:list>
        </text:list-item>
      </text:list>
      <text:p text:style-name="P9"/>
      <text:list xml:id="list72248246028400" text:continue-numbering="true" text:style-name="L2">
        <text:list-item>
          <text:list>
            <text:list-header>
              <text:p text:style-name="P8"/>
            </text:list-header>
          </text:list>
        </text:list-item>
      </text:list>
      <text:p text:style-name="P9"/>
      <text:p text:style-name="P9"/>
      <text:p text:style-name="P9"/>
      <text:p text:style-name="P6"/>
      <text:list xml:id="list72247051670397" text:continue-numbering="true" text:style-name="L2">
        <text:list-item>
          <text:p text:style-name="P5"><text:soft-page-break/>The mass of the earth is 5.974 x 10<text:span text:style-name="T2">24</text:span> kilograms. <text:s/>Its radius is 6.387 x 10<text:span text:style-name="T2">6</text:span> m. <text:s/>The moment of inertia for a solid sphere is given by <draw:frame draw:style-name="fr2" draw:name="Object1" text:anchor-type="as-char" svg:width="0.7008in" svg:height="0.3929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. <text:s/>The earth rotates once every 24 hours. <text:s/></text:p>
          <text:list>
            <text:list-item>
              <text:p text:style-name="P5">What is the rotational velocity of the earth (in radians per second)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2248947775931" text:continue-numbering="true" text:style-name="L2">
        <text:list-item>
          <text:list>
            <text:list-item>
              <text:p text:style-name="P5">What is the Moment of Inertia of the earth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2248019893308" text:continue-numbering="true" text:style-name="L2">
        <text:list-item>
          <text:list>
            <text:list-item>
              <text:p text:style-name="P5">What is the rotational kinetic energy of the earth?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72248795056767" text:continue-numbering="true" text:style-name="L2">
        <text:list-item>
          <text:p text:style-name="P5">The moon orbits the earth approximately once every 28 days. <text:s text:c="2"/>Its mass is 7.36 x 10<text:span text:style-name="T2">22</text:span> kg, and its orbit is in the same direction as the earth's rotation.</text:p>
          <text:list>
            <text:list-item>
              <text:p text:style-name="P5">What is the orbital radius of the moon?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72247790268220" text:continue-numbering="true" text:style-name="L2">
        <text:list-item>
          <text:list>
            <text:list-item>
              <text:p text:style-name="P5">What is the total angular momentum of the earth-moon system?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72247308143538" text:continue-numbering="true" text:style-name="L2">
        <text:list-item>
          <text:list>
            <text:list-item>
              <text:p text:style-name="P5">The moon is moving away from the earth at 0.038 meters per year. <text:s/>How far will the moon be from the earth after 1 Billion years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2248880665451" text:continue-numbering="true" text:style-name="L2">
        <text:list-item>
          <text:list>
            <text:list-item>
              <text:p text:style-name="P5">Use the law of conservation of angular momentum to calculate the length of a day on earth 1 billion years from now.</text:p>
            </text:list-item>
          </text:list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Zeichenforma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officeooo:rsid="0028b65e"/>
    </style:style>
    <style:style style:name="MT3" style:family="text">
      <style:text-properties style:text-position="super 58%" officeooo:rsid="0028b65e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152in" svg:y="-0.2862in" svg:width="0.7709in" svg:height="0.6016in" draw:z-index="1"><draw:image xlink:href="Pictures/1000020000000104000000CB24525A87.gif" xlink:type="simple" xlink:show="embed" xlink:actuate="onLoad"/></draw:frame> <text:s text:c="17"/><text:span text:style-name="MT1">Name: <text:tab/><text:tab/></text:span><text:span text:style-name="MT1"><text:date style:data-style-name="N37" text:date-value="2016-01-26T07:22:46.805319394" text:date-adjust="PT24H00M00S">01/27/16</text:date></text:span></text:p>
      </style:header>
      <style:footer>
        <text:p text:style-name="MP1"><text:span text:style-name="MT2">3</text:span><text:span text:style-name="MT3">rd</text:span><text:span text:style-name="MT2"> </text:span>Nine Weeks<text:tab/><text:page-number text:select-page="current">1</text:page-number>/<text:page-count>2</text:page-count><text:tab/>Assignment <text:variable-get text:name="Assignment" style:data-style-name="N0">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07:16:35.438149959</meta:creation-date>
    <meta:editing-duration>PT6M11S</meta:editing-duration>
    <meta:editing-cycles>3</meta:editing-cycles>
    <meta:generator>LibreOffice/4.3.7.2$Linux_X86_64 LibreOffice_project/430$Build-2</meta:generator>
    <dc:date>2016-01-26T07:22:46.722112384</dc:date>
    <meta:document-statistic meta:table-count="0" meta:image-count="1" meta:object-count="1" meta:page-count="2" meta:paragraph-count="17" meta:word-count="415" meta:character-count="2088" meta:non-whitespace-character-count="1659"/>
  </office:meta>
</office:document-meta>
</file>

<file path=Object 1/content.xml><?xml version="1.0" encoding="utf-8"?>
<math xmlns="http://www.w3.org/1998/Math/MathML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